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rob1" style:family="table">
      <style:table-properties style:width="17.59cm" table:align="margins"/>
    </style:style>
    <style:style style:name="Prob1.A" style:family="table-column">
      <style:table-column-properties style:column-width="4.397cm" style:rel-column-width="16383*"/>
    </style:style>
    <style:style style:name="Prob1.A1" style:family="table-cell">
      <style:table-cell-properties fo:padding="0.097cm" fo:border-left="0.05pt solid #000000" fo:border-right="none" fo:border-top="0.05pt solid #000000" fo:border-bottom="0.05pt solid #000000"/>
    </style:style>
    <style:style style:name="Prob1.D1" style:family="table-cell">
      <style:table-cell-properties fo:padding="0.097cm" fo:border="0.05pt solid #000000"/>
    </style:style>
    <style:style style:name="Prob1.A2" style:family="table-cell">
      <style:table-cell-properties fo:padding="0.097cm" fo:border-left="0.05pt solid #000000" fo:border-right="none" fo:border-top="none" fo:border-bottom="0.05pt solid #000000"/>
    </style:style>
    <style:style style:name="Prob1.D2" style:family="table-cell">
      <style:table-cell-properties fo:padding="0.097cm" fo:border-left="0.05pt solid #000000" fo:border-right="0.05pt solid #000000" fo:border-top="none" fo:border-bottom="0.05pt solid #000000"/>
    </style:style>
    <style:style style:name="Prob1.B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rob1.D13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8.696cm" table:align="left"/>
    </style:style>
    <style:style style:name="Table1.A" style:family="table-column">
      <style:table-column-properties style:column-width="2.293cm"/>
    </style:style>
    <style:style style:name="Table1.B" style:family="table-column">
      <style:table-column-properties style:column-width="2.099cm"/>
    </style:style>
    <style:style style:name="Table1.C" style:family="table-column">
      <style:table-column-properties style:column-width="2.20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rob3_5f_1" style:display-name="prob3_1" style:family="table">
      <style:table-properties style:width="9.701cm" table:align="left"/>
    </style:style>
    <style:style style:name="prob3_5f_1.A" style:display-name="prob3_1.A" style:family="table-column">
      <style:table-column-properties style:column-width="2.399cm"/>
    </style:style>
    <style:style style:name="prob3_5f_1.B" style:display-name="prob3_1.B" style:family="table-column">
      <style:table-column-properties style:column-width="2.293cm"/>
    </style:style>
    <style:style style:name="prob3_5f_1.C" style:display-name="prob3_1.C" style:family="table-column">
      <style:table-column-properties style:column-width="2.505cm"/>
    </style:style>
    <style:style style:name="prob3_5f_1.A1" style:display-name="prob3_1.A1" style:family="table-cell">
      <style:table-cell-properties fo:padding="0.097cm" fo:border-left="0.05pt solid #000000" fo:border-right="none" fo:border-top="0.05pt solid #000000" fo:border-bottom="0.05pt solid #000000"/>
    </style:style>
    <style:style style:name="prob3_5f_1.D1" style:display-name="prob3_1.D1" style:family="table-cell">
      <style:table-cell-properties fo:padding="0.097cm" fo:border="0.05pt solid #000000"/>
    </style:style>
    <style:style style:name="prob3_5f_1.A2" style:display-name="prob3_1.A2" style:family="table-cell">
      <style:table-cell-properties fo:padding="0.097cm" fo:border-left="0.05pt solid #000000" fo:border-right="none" fo:border-top="none" fo:border-bottom="0.05pt solid #000000"/>
    </style:style>
    <style:style style:name="prob3_5f_1.D2" style:display-name="prob3_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eb5ef" officeooo:paragraph-rsid="000eb5ef"/>
    </style:style>
    <style:style style:name="P2" style:family="paragraph" style:parent-style-name="Standard">
      <style:text-properties officeooo:rsid="0010605a" officeooo:paragraph-rsid="000eb5ef"/>
    </style:style>
    <style:style style:name="P3" style:family="paragraph" style:parent-style-name="Standard">
      <style:text-properties officeooo:rsid="0010605a" officeooo:paragraph-rsid="0010605a"/>
    </style:style>
    <style:style style:name="P4" style:family="paragraph" style:parent-style-name="Standard">
      <style:text-properties officeooo:rsid="00107e59" officeooo:paragraph-rsid="00107e59"/>
    </style:style>
    <style:style style:name="P5" style:family="paragraph" style:parent-style-name="Standard">
      <style:text-properties officeooo:rsid="0014fb94" officeooo:paragraph-rsid="0014fb94"/>
    </style:style>
    <style:style style:name="P6" style:family="paragraph" style:parent-style-name="Standard">
      <style:text-properties officeooo:rsid="0015b622" officeooo:paragraph-rsid="0015b622"/>
    </style:style>
    <style:style style:name="P7" style:family="paragraph" style:parent-style-name="Standard">
      <style:text-properties officeooo:rsid="0017f3ed" officeooo:paragraph-rsid="0017f3ed"/>
    </style:style>
    <style:style style:name="P8" style:family="paragraph" style:parent-style-name="Standard">
      <style:text-properties officeooo:rsid="0017f3ed" officeooo:paragraph-rsid="00192b1e"/>
    </style:style>
    <style:style style:name="P9" style:family="paragraph" style:parent-style-name="Standard">
      <style:text-properties officeooo:rsid="00192b1e" officeooo:paragraph-rsid="00192b1e"/>
    </style:style>
    <style:style style:name="P10" style:family="paragraph" style:parent-style-name="Standard">
      <style:text-properties fo:font-weight="normal" officeooo:rsid="0019fd7f" officeooo:paragraph-rsid="0019fd7f" style:font-weight-asian="normal" style:font-weight-complex="normal"/>
    </style:style>
    <style:style style:name="P11" style:family="paragraph" style:parent-style-name="Standard">
      <style:text-properties fo:font-weight="normal" officeooo:rsid="0019fd7f" officeooo:paragraph-rsid="001b5bfd" style:font-weight-asian="normal" style:font-weight-complex="normal"/>
    </style:style>
    <style:style style:name="P12" style:family="paragraph" style:parent-style-name="Standard">
      <style:text-properties fo:font-weight="normal" officeooo:rsid="001d39c9" officeooo:paragraph-rsid="001d39c9" style:font-weight-asian="normal" style:font-weight-complex="normal"/>
    </style:style>
    <style:style style:name="P13" style:family="paragraph" style:parent-style-name="Standard">
      <style:text-properties fo:font-weight="normal" officeooo:rsid="001d39c9" officeooo:paragraph-rsid="002a1f9f" style:font-weight-asian="normal" style:font-weight-complex="normal"/>
    </style:style>
    <style:style style:name="P14" style:family="paragraph" style:parent-style-name="Standard">
      <style:text-properties fo:font-weight="normal" officeooo:rsid="001d39c9" officeooo:paragraph-rsid="002ae73b" style:font-weight-asian="normal" style:font-weight-complex="normal"/>
    </style:style>
    <style:style style:name="P15" style:family="paragraph" style:parent-style-name="Standard">
      <style:text-properties fo:font-weight="normal" officeooo:rsid="001d39c9" officeooo:paragraph-rsid="002c8273" style:font-weight-asian="normal" style:font-weight-complex="normal"/>
    </style:style>
    <style:style style:name="P16" style:family="paragraph" style:parent-style-name="Standard">
      <style:text-properties fo:font-weight="normal" officeooo:rsid="001d39c9" officeooo:paragraph-rsid="0031c645" style:font-weight-asian="normal" style:font-weight-complex="normal"/>
    </style:style>
    <style:style style:name="P17" style:family="paragraph" style:parent-style-name="Standard">
      <style:text-properties officeooo:rsid="001f02c3" officeooo:paragraph-rsid="001f02c3"/>
    </style:style>
    <style:style style:name="P18" style:family="paragraph" style:parent-style-name="Standard">
      <style:text-properties officeooo:rsid="001f02c3" officeooo:paragraph-rsid="0025b412"/>
    </style:style>
    <style:style style:name="P19" style:family="paragraph" style:parent-style-name="Standard">
      <style:paragraph-properties fo:break-before="page"/>
      <style:text-properties officeooo:rsid="0010605a" officeooo:paragraph-rsid="0010605a"/>
    </style:style>
    <style:style style:name="P20" style:family="paragraph" style:parent-style-name="Header">
      <style:text-properties officeooo:rsid="000eb5ef" officeooo:paragraph-rsid="000eb5ef"/>
    </style:style>
    <style:style style:name="P21" style:family="paragraph" style:parent-style-name="Table_20_Contents">
      <style:text-properties officeooo:rsid="000eb5ef" officeooo:paragraph-rsid="000eb5ef"/>
    </style:style>
    <style:style style:name="P22" style:family="paragraph" style:parent-style-name="Table_20_Contents">
      <style:text-properties officeooo:rsid="00100aa1" officeooo:paragraph-rsid="00100aa1"/>
    </style:style>
    <style:style style:name="P23" style:family="paragraph" style:parent-style-name="Table_20_Contents">
      <style:text-properties officeooo:rsid="0014fb94" officeooo:paragraph-rsid="0014fb94"/>
    </style:style>
    <style:style style:name="P24" style:family="paragraph" style:parent-style-name="Table_20_Contents">
      <style:text-properties officeooo:rsid="0015b622" officeooo:paragraph-rsid="0015b622"/>
    </style:style>
    <style:style style:name="P25" style:family="paragraph" style:parent-style-name="Table_20_Contents">
      <style:text-properties fo:font-size="10pt" officeooo:rsid="0010605a" officeooo:paragraph-rsid="0010605a" style:font-size-asian="10pt" style:font-size-complex="10pt"/>
    </style:style>
    <style:style style:name="P26" style:family="paragraph" style:parent-style-name="Table_20_Contents">
      <style:text-properties fo:font-size="10pt" officeooo:rsid="000eb5ef" officeooo:paragraph-rsid="0010605a" style:font-size-asian="10pt" style:font-size-complex="10pt"/>
    </style:style>
    <style:style style:name="P27" style:family="paragraph" style:parent-style-name="Table_20_Contents">
      <style:text-properties fo:font-size="10pt" officeooo:rsid="0014fb94" officeooo:paragraph-rsid="0014fb94" style:font-size-asian="10pt" style:font-size-complex="10pt"/>
    </style:style>
    <style:style style:name="P28" style:family="paragraph" style:parent-style-name="Table_20_Contents">
      <style:text-properties officeooo:rsid="002763f2" officeooo:paragraph-rsid="002763f2"/>
    </style:style>
    <style:style style:name="T1" style:family="text">
      <style:text-properties officeooo:rsid="00100aa1"/>
    </style:style>
    <style:style style:name="T2" style:family="text">
      <style:text-properties officeooo:rsid="0010605a"/>
    </style:style>
    <style:style style:name="T3" style:family="text">
      <style:text-properties officeooo:rsid="00107e59"/>
    </style:style>
    <style:style style:name="T4" style:family="text">
      <style:text-properties officeooo:rsid="001111d9"/>
    </style:style>
    <style:style style:name="T5" style:family="text">
      <style:text-properties officeooo:rsid="0012325d"/>
    </style:style>
    <style:style style:name="T6" style:family="text">
      <style:text-properties fo:background-color="transparent" loext:char-shading-value="0"/>
    </style:style>
    <style:style style:name="T7" style:family="text">
      <style:text-properties officeooo:rsid="00134b2b" fo:background-color="transparent" loext:char-shading-value="0"/>
    </style:style>
    <style:style style:name="T8" style:family="text">
      <style:text-properties officeooo:rsid="00285970" fo:background-color="transparent" loext:char-shading-value="0"/>
    </style:style>
    <style:style style:name="T9" style:family="text">
      <style:text-properties officeooo:rsid="0014fb94"/>
    </style:style>
    <style:style style:name="T10" style:family="text">
      <style:text-properties officeooo:rsid="0015b622"/>
    </style:style>
    <style:style style:name="T11" style:family="text">
      <style:text-properties officeooo:rsid="0015f8fc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cb704" style:font-weight-asian="bold" style:font-weight-complex="bold"/>
    </style:style>
    <style:style style:name="T14" style:family="text">
      <style:text-properties fo:font-weight="bold" officeooo:rsid="0031c645" style:font-weight-asian="bold" style:font-weight-complex="bold"/>
    </style:style>
    <style:style style:name="T15" style:family="text">
      <style:text-properties officeooo:rsid="0019fd7f"/>
    </style:style>
    <style:style style:name="T16" style:family="text">
      <style:text-properties officeooo:rsid="001b5bfd"/>
    </style:style>
    <style:style style:name="T17" style:family="text">
      <style:text-properties officeooo:rsid="001cb704"/>
    </style:style>
    <style:style style:name="T18" style:family="text">
      <style:text-properties officeooo:rsid="00216afb"/>
    </style:style>
    <style:style style:name="T19" style:family="text">
      <style:text-properties officeooo:rsid="0022ee4f"/>
    </style:style>
    <style:style style:name="T20" style:family="text">
      <style:text-properties officeooo:rsid="0023b8a0"/>
    </style:style>
    <style:style style:name="T21" style:family="text">
      <style:text-properties officeooo:rsid="002a1f9f"/>
    </style:style>
    <style:style style:name="T22" style:family="text">
      <style:text-properties officeooo:rsid="002ae73b"/>
    </style:style>
    <style:style style:name="T23" style:family="text">
      <style:text-properties officeooo:rsid="002c8273"/>
    </style:style>
    <style:style style:name="T24" style:family="text">
      <style:text-properties officeooo:rsid="002e4f33"/>
    </style:style>
    <style:style style:name="T25" style:family="text">
      <style:text-properties officeooo:rsid="003122c9"/>
    </style:style>
    <style:style style:name="T26" style:family="text">
      <style:text-properties officeooo:rsid="0031c645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</text:p>
      <table:table table:name="Prob1" table:style-name="Prob1">
        <table:table-column table:style-name="Prob1.A" table:number-columns-repeated="4"/>
        <table:table-row>
          <table:table-cell table:style-name="Prob1.A1" office:value-type="string">
            <text:p text:style-name="P21">Variable Name</text:p>
          </table:table-cell>
          <table:table-cell table:style-name="Prob1.A1" office:value-type="string">
            <text:p text:style-name="P21">Start Address</text:p>
          </table:table-cell>
          <table:table-cell table:style-name="Prob1.A1" office:value-type="string">
            <text:p text:style-name="P21">End Address</text:p>
          </table:table-cell>
          <table:table-cell table:style-name="Prob1.D1" office:value-type="string">
            <text:p text:style-name="P21">Size (in bytes)</text:p>
          </table:table-cell>
        </table:table-row>
        <table:table-row>
          <table:table-cell table:style-name="Prob1.A2" office:value-type="string">
            <text:p text:style-name="P21">Example</text:p>
          </table:table-cell>
          <table:table-cell table:style-name="Prob1.A2" office:value-type="string">
            <text:p text:style-name="P21">0</text:p>
          </table:table-cell>
          <table:table-cell table:style-name="Prob1.A2" office:value-type="string">
            <text:p text:style-name="P21">9</text:p>
          </table:table-cell>
          <table:table-cell table:style-name="Prob1.D2" office:value-type="string">
            <text:p text:style-name="P21">10</text:p>
          </table:table-cell>
        </table:table-row>
        <table:table-row>
          <table:table-cell table:style-name="Prob1.A2" office:value-type="string">
            <text:p text:style-name="P21">a</text:p>
          </table:table-cell>
          <table:table-cell table:style-name="Prob1.A2" office:value-type="string">
            <text:p text:style-name="P21">10<text:span text:style-name="T1">4</text:span></text:p>
          </table:table-cell>
          <table:table-cell table:style-name="Prob1.A2" office:value-type="string">
            <text:p text:style-name="P21">10<text:span text:style-name="T1">7</text:span></text:p>
          </table:table-cell>
          <table:table-cell table:style-name="Prob1.D2" office:value-type="string">
            <text:p text:style-name="P21">4</text:p>
          </table:table-cell>
        </table:table-row>
        <table:table-row>
          <table:table-cell table:style-name="Prob1.A2" office:value-type="string">
            <text:p text:style-name="P21">b</text:p>
          </table:table-cell>
          <table:table-cell table:style-name="Prob1.A2" office:value-type="string">
            <text:p text:style-name="P21">10<text:span text:style-name="T1">8</text:span></text:p>
          </table:table-cell>
          <table:table-cell table:style-name="Prob1.A2" office:value-type="string">
            <text:p text:style-name="P21">10<text:span text:style-name="T1">8</text:span></text:p>
          </table:table-cell>
          <table:table-cell table:style-name="Prob1.D2" office:value-type="string">
            <text:p text:style-name="P21">1</text:p>
          </table:table-cell>
        </table:table-row>
        <table:table-row>
          <table:table-cell table:style-name="Prob1.A2" office:value-type="string">
            <text:p text:style-name="P21">c</text:p>
          </table:table-cell>
          <table:table-cell table:style-name="Prob1.A2" office:value-type="string">
            <text:p text:style-name="P21">1<text:span text:style-name="T1">10</text:span></text:p>
          </table:table-cell>
          <table:table-cell table:style-name="Prob1.A2" office:value-type="string">
            <text:p text:style-name="P21">1<text:span text:style-name="T1">11</text:span></text:p>
          </table:table-cell>
          <table:table-cell table:style-name="Prob1.D2" office:value-type="string">
            <text:p text:style-name="P21">2</text:p>
          </table:table-cell>
        </table:table-row>
        <table:table-row>
          <table:table-cell table:style-name="Prob1.A2" office:value-type="string">
            <text:p text:style-name="P21">d</text:p>
          </table:table-cell>
          <table:table-cell table:style-name="Prob1.A2" office:value-type="string">
            <text:p text:style-name="P21">1<text:span text:style-name="T1">12</text:span></text:p>
          </table:table-cell>
          <table:table-cell table:style-name="Prob1.A2" office:value-type="string">
            <text:p text:style-name="P21">11<text:span text:style-name="T1">5</text:span></text:p>
          </table:table-cell>
          <table:table-cell table:style-name="Prob1.D2" office:value-type="string">
            <text:p text:style-name="P21">4</text:p>
          </table:table-cell>
        </table:table-row>
        <table:table-row>
          <table:table-cell table:style-name="Prob1.A2" office:value-type="string">
            <text:p text:style-name="P21">next</text:p>
          </table:table-cell>
          <table:table-cell table:style-name="Prob1.A2" office:value-type="string">
            <text:p text:style-name="P21">11<text:span text:style-name="T1">6</text:span></text:p>
          </table:table-cell>
          <table:table-cell table:style-name="Prob1.A2" office:value-type="string">
            <text:p text:style-name="P21">11<text:span text:style-name="T1">9</text:span></text:p>
          </table:table-cell>
          <table:table-cell table:style-name="Prob1.D2" office:value-type="string">
            <text:p text:style-name="P21">4</text:p>
          </table:table-cell>
        </table:table-row>
        <table:table-row>
          <table:table-cell table:style-name="Prob1.A2" office:value-type="string">
            <text:p text:style-name="P21">e</text:p>
          </table:table-cell>
          <table:table-cell table:style-name="Prob1.A2" office:value-type="string">
            <text:p text:style-name="P21">1<text:span text:style-name="T1">20</text:span></text:p>
          </table:table-cell>
          <table:table-cell table:style-name="Prob1.A2" office:value-type="string">
            <text:p text:style-name="P21">1<text:span text:style-name="T1">20</text:span></text:p>
          </table:table-cell>
          <table:table-cell table:style-name="Prob1.D2" office:value-type="string">
            <text:p text:style-name="P21">1</text:p>
          </table:table-cell>
        </table:table-row>
        <table:table-row>
          <table:table-cell table:style-name="Prob1.A2" office:value-type="string">
            <text:p text:style-name="P21">h[0].f</text:p>
          </table:table-cell>
          <table:table-cell table:style-name="Prob1.B9" office:value-type="float" office:value="128">
            <text:p text:style-name="P22">12<text:span text:style-name="T11">8</text:span></text:p>
          </table:table-cell>
          <table:table-cell table:style-name="Prob1.B9" office:value-type="float" office:value="143">
            <text:p text:style-name="P22">1<text:span text:style-name="T11">43</text:span></text:p>
          </table:table-cell>
          <table:table-cell table:style-name="Prob1.D2" office:value-type="string">
            <text:p text:style-name="P22">16</text:p>
          </table:table-cell>
        </table:table-row>
        <table:table-row>
          <table:table-cell table:style-name="Prob1.A2" office:value-type="string">
            <text:p text:style-name="P21">h[0].g</text:p>
          </table:table-cell>
          <table:table-cell table:style-name="Prob1.B9" office:value-type="float" office:value="144">
            <text:p text:style-name="P22">14<text:span text:style-name="T11">4</text:span></text:p>
          </table:table-cell>
          <table:table-cell table:style-name="Prob1.B9" office:value-type="float" office:value="144">
            <text:p text:style-name="P22">14<text:span text:style-name="T11">4</text:span></text:p>
          </table:table-cell>
          <table:table-cell table:style-name="Prob1.D2" office:value-type="string">
            <text:p text:style-name="P22">1</text:p>
          </table:table-cell>
        </table:table-row>
        <table:table-row>
          <table:table-cell table:style-name="Prob1.A2" office:value-type="string">
            <text:p text:style-name="P21">h</text:p>
          </table:table-cell>
          <table:table-cell table:style-name="Prob1.B9" office:value-type="float" office:value="128">
            <text:p text:style-name="P22">12<text:span text:style-name="T11">8</text:span></text:p>
          </table:table-cell>
          <table:table-cell table:style-name="Prob1.B9" office:value-type="float" office:value="175">
            <text:p text:style-name="P22">1<text:span text:style-name="T9">75</text:span></text:p>
          </table:table-cell>
          <table:table-cell table:style-name="Prob1.D2" office:value-type="string">
            <text:p text:style-name="P22">4<text:span text:style-name="T10">8</text:span></text:p>
          </table:table-cell>
        </table:table-row>
        <table:table-row>
          <table:table-cell table:style-name="Prob1.A2" office:value-type="string">
            <text:p text:style-name="P21">i</text:p>
          </table:table-cell>
          <table:table-cell table:style-name="Prob1.B9" office:value-type="float" office:value="176">
            <text:p text:style-name="P22">1<text:span text:style-name="T9">76</text:span></text:p>
          </table:table-cell>
          <table:table-cell table:style-name="Prob1.B9" office:value-type="float" office:value="177">
            <text:p text:style-name="P22">1<text:span text:style-name="T9">77</text:span></text:p>
          </table:table-cell>
          <table:table-cell table:style-name="Prob1.D2" office:value-type="string">
            <text:p text:style-name="P22">2</text:p>
          </table:table-cell>
        </table:table-row>
        <table:table-row>
          <table:table-cell table:style-name="Prob1.A2" office:value-type="string">
            <text:p text:style-name="P21">j</text:p>
          </table:table-cell>
          <table:table-cell table:style-name="Prob1.A2" office:value-type="string">
            <text:p text:style-name="P22">10<text:span text:style-name="T11">4</text:span></text:p>
          </table:table-cell>
          <table:table-cell table:style-name="Prob1.A2" office:value-type="string">
            <text:p text:style-name="P23">1<text:span text:style-name="T11">83</text:span></text:p>
          </table:table-cell>
          <table:table-cell table:style-name="Prob1.D13" office:value-type="float" office:value="80">
            <text:p text:style-name="P28">80</text:p>
          </table:table-cell>
        </table:table-row>
      </table:table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row>
          <table:table-cell table:style-name="Table1.A1" office:value-type="string">
            <text:p text:style-name="P25">a</text:p>
          </table:table-cell>
          <table:table-cell table:style-name="Table1.A1" office:value-type="string">
            <text:p text:style-name="P25">a</text:p>
          </table:table-cell>
          <table:table-cell table:style-name="Table1.A1" office:value-type="string">
            <text:p text:style-name="P25">a</text:p>
          </table:table-cell>
          <table:table-cell table:style-name="Table1.D1" office:value-type="string">
            <text:p text:style-name="P25">a</text:p>
          </table:table-cell>
        </table:table-row>
        <table:table-row>
          <table:table-cell table:style-name="Table1.A2" office:value-type="string">
            <text:p text:style-name="P25">b</text:p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>c</text:p>
          </table:table-cell>
          <table:table-cell table:style-name="Table1.D2" office:value-type="string">
            <text:p text:style-name="P25">c</text:p>
          </table:table-cell>
        </table:table-row>
        <table:table-row>
          <table:table-cell table:style-name="Table1.A2" office:value-type="string">
            <text:p text:style-name="P25">d</text:p>
          </table:table-cell>
          <table:table-cell table:style-name="Table1.A2" office:value-type="string">
            <text:p text:style-name="P25">d</text:p>
          </table:table-cell>
          <table:table-cell table:style-name="Table1.A2" office:value-type="string">
            <text:p text:style-name="P25">d</text:p>
          </table:table-cell>
          <table:table-cell table:style-name="Table1.D2" office:value-type="string">
            <text:p text:style-name="P25">d</text:p>
          </table:table-cell>
        </table:table-row>
        <table:table-row>
          <table:table-cell table:style-name="Table1.A2" office:value-type="string">
            <text:p text:style-name="P25">Next</text:p>
          </table:table-cell>
          <table:table-cell table:style-name="Table1.A2" office:value-type="string">
            <text:p text:style-name="P25">Next</text:p>
          </table:table-cell>
          <table:table-cell table:style-name="Table1.A2" office:value-type="string">
            <text:p text:style-name="P25">Next</text:p>
          </table:table-cell>
          <table:table-cell table:style-name="Table1.D2" office:value-type="string">
            <text:p text:style-name="P25">Next</text:p>
          </table:table-cell>
        </table:table-row>
        <table:table-row>
          <table:table-cell table:style-name="Table1.A2" office:value-type="string">
            <text:p text:style-name="P25">e</text:p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D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D2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26">h[0].f<text:span text:style-name="T2">[0]</text:span></text:p>
          </table:table-cell>
          <table:table-cell table:style-name="Table1.A2" office:value-type="string">
            <text:p text:style-name="P26">h[0].f<text:span text:style-name="T2">[0]</text:span></text:p>
          </table:table-cell>
          <table:table-cell table:style-name="Table1.A2" office:value-type="string">
            <text:p text:style-name="P26">h[0].f<text:span text:style-name="T2">[0]</text:span></text:p>
          </table:table-cell>
          <table:table-cell table:style-name="Table1.D2" office:value-type="string">
            <text:p text:style-name="P26">h[0].f<text:span text:style-name="T2">[0]</text:span></text:p>
          </table:table-cell>
        </table:table-row>
        <table:table-row>
          <table:table-cell table:style-name="Table1.A2" office:value-type="string">
            <text:p text:style-name="P26">h[0].f<text:span text:style-name="T2">[0]</text:span></text:p>
          </table:table-cell>
          <table:table-cell table:style-name="Table1.A2" office:value-type="string">
            <text:p text:style-name="P26">h[0].f<text:span text:style-name="T2">[0]</text:span></text:p>
          </table:table-cell>
          <table:table-cell table:style-name="Table1.A2" office:value-type="string">
            <text:p text:style-name="P26">h[0].f<text:span text:style-name="T2">[0]</text:span></text:p>
          </table:table-cell>
          <table:table-cell table:style-name="Table1.D2" office:value-type="string">
            <text:p text:style-name="P26">h[0].f<text:span text:style-name="T2">[0]</text:span></text:p>
          </table:table-cell>
        </table:table-row>
        <table:table-row>
          <table:table-cell table:style-name="Table1.A2" office:value-type="string">
            <text:p text:style-name="P26">h[0].f<text:span text:style-name="T2">[1]</text:span></text:p>
          </table:table-cell>
          <table:table-cell table:style-name="Table1.A2" office:value-type="string">
            <text:p text:style-name="P26">h[0].f<text:span text:style-name="T2">[1]</text:span></text:p>
          </table:table-cell>
          <table:table-cell table:style-name="Table1.A2" office:value-type="string">
            <text:p text:style-name="P26">h[0].f<text:span text:style-name="T2">[1]</text:span></text:p>
          </table:table-cell>
          <table:table-cell table:style-name="Table1.D2" office:value-type="string">
            <text:p text:style-name="P26">h[0].f<text:span text:style-name="T2">[1]</text:span></text:p>
          </table:table-cell>
        </table:table-row>
        <table:table-row>
          <table:table-cell table:style-name="Table1.A2" office:value-type="string">
            <text:p text:style-name="P26">h[0].f<text:span text:style-name="T2">[1]</text:span></text:p>
          </table:table-cell>
          <table:table-cell table:style-name="Table1.A2" office:value-type="string">
            <text:p text:style-name="P26">h[0].f<text:span text:style-name="T2">[1]</text:span></text:p>
          </table:table-cell>
          <table:table-cell table:style-name="Table1.A2" office:value-type="string">
            <text:p text:style-name="P26">h[0].f<text:span text:style-name="T2">[1]</text:span></text:p>
          </table:table-cell>
          <table:table-cell table:style-name="Table1.D2" office:value-type="string">
            <text:p text:style-name="P26">h[0].f<text:span text:style-name="T2">[1]</text:span></text:p>
          </table:table-cell>
        </table:table-row>
        <table:table-row>
          <table:table-cell table:style-name="Table1.A2" office:value-type="string">
            <text:p text:style-name="P26">h[0].g</text:p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D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D2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26">h[1].f<text:span text:style-name="T2">[0]</text:span></text:p>
          </table:table-cell>
          <table:table-cell table:style-name="Table1.A2" office:value-type="string">
            <text:p text:style-name="P26">h[1].f<text:span text:style-name="T2">[0]</text:span></text:p>
          </table:table-cell>
          <table:table-cell table:style-name="Table1.A2" office:value-type="string">
            <text:p text:style-name="P26">h[1].f<text:span text:style-name="T2">[0]</text:span></text:p>
          </table:table-cell>
          <table:table-cell table:style-name="Table1.D2" office:value-type="string">
            <text:p text:style-name="P26">h[1].f<text:span text:style-name="T2">[0]</text:span></text:p>
          </table:table-cell>
        </table:table-row>
        <table:table-row>
          <table:table-cell table:style-name="Table1.A2" office:value-type="string">
            <text:p text:style-name="P26">h[1].f<text:span text:style-name="T2">[0]</text:span></text:p>
          </table:table-cell>
          <table:table-cell table:style-name="Table1.A2" office:value-type="string">
            <text:p text:style-name="P26">h[1].f<text:span text:style-name="T2">[0]</text:span></text:p>
          </table:table-cell>
          <table:table-cell table:style-name="Table1.A2" office:value-type="string">
            <text:p text:style-name="P26">h[1].f<text:span text:style-name="T2">[0]</text:span></text:p>
          </table:table-cell>
          <table:table-cell table:style-name="Table1.D2" office:value-type="string">
            <text:p text:style-name="P26">h[1].f<text:span text:style-name="T2">[0]</text:span></text:p>
          </table:table-cell>
        </table:table-row>
        <table:table-row>
          <table:table-cell table:style-name="Table1.A2" office:value-type="string">
            <text:p text:style-name="P26">h[1].f<text:span text:style-name="T2">[1]</text:span></text:p>
          </table:table-cell>
          <table:table-cell table:style-name="Table1.A2" office:value-type="string">
            <text:p text:style-name="P26">h[1].f<text:span text:style-name="T2">[1]</text:span></text:p>
          </table:table-cell>
          <table:table-cell table:style-name="Table1.A2" office:value-type="string">
            <text:p text:style-name="P26">h[1].f<text:span text:style-name="T2">[1]</text:span></text:p>
          </table:table-cell>
          <table:table-cell table:style-name="Table1.D2" office:value-type="string">
            <text:p text:style-name="P26">h[1].f<text:span text:style-name="T2">[1]</text:span></text:p>
          </table:table-cell>
        </table:table-row>
        <table:table-row>
          <table:table-cell table:style-name="Table1.A2" office:value-type="string">
            <text:p text:style-name="P26">h[1].f<text:span text:style-name="T2">[1]</text:span></text:p>
          </table:table-cell>
          <table:table-cell table:style-name="Table1.A2" office:value-type="string">
            <text:p text:style-name="P26">h[1].f<text:span text:style-name="T2">[1]</text:span></text:p>
          </table:table-cell>
          <table:table-cell table:style-name="Table1.A2" office:value-type="string">
            <text:p text:style-name="P26">h[1].f<text:span text:style-name="T2">[1]</text:span></text:p>
          </table:table-cell>
          <table:table-cell table:style-name="Table1.D2" office:value-type="string">
            <text:p text:style-name="P26">h[1].f<text:span text:style-name="T2">[1]</text:span></text:p>
          </table:table-cell>
        </table:table-row>
        <table:table-row>
          <table:table-cell table:style-name="Table1.A2" office:value-type="string">
            <text:p text:style-name="P26">h[1].g</text:p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D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D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25">i</text:p>
          </table:table-cell>
          <table:table-cell table:style-name="Table1.A2" office:value-type="string">
            <text:p text:style-name="P27">i</text:p>
          </table:table-cell>
          <table:table-cell table:style-name="Table1.A2" office:value-type="string">
            <text:p text:style-name="P25"/>
          </table:table-cell>
          <table:table-cell table:style-name="Table1.D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5"/>
          </table:table-cell>
          <table:table-cell table:style-name="Table1.D2" office:value-type="string">
            <text:p text:style-name="P25"/>
          </table:table-cell>
        </table:table-row>
      </table:table>
      <text:p text:style-name="P3"/>
      <text:p text:style-name="P19">2.</text:p>
      <text:p text:style-name="P3"><text:tab/>mov<text:tab/>r1<text:tab/>#0</text:p>
      <text:p text:style-name="P3"><text:tab/>mov<text:tab/>r2<text:tab/>#10</text:p>
      <text:p text:style-name="P3"><text:tab/>mov <text:tab/>r3<text:tab/>#-5</text:p>
      <text:p text:style-name="P3"><text:tab/>mov<text:tab/>r4<text:tab/><text:span text:style-name="T3">#560</text:span></text:p>
      <text:p text:style-name="P3"><text:tab/><text:span text:style-name="T3">ldr<text:tab/>r5<text:tab/>[r4]</text:span></text:p>
      <text:p text:style-name="P3"><text:tab/><text:span text:style-name="T3">ldr<text:tab/>r6<text:tab/>[r4, #4]</text:span></text:p>
      <text:p text:style-name="P3"><text:tab/><text:span text:style-name="T3">add<text:tab/>r3<text:tab/>r5<text:tab/>r6</text:span></text:p>
      <text:p text:style-name="P4">loop<text:tab/>add<text:tab/>r7<text:tab/>r3<text:tab/>r1</text:p>
      <text:p text:style-name="P4"><text:tab/>cmp<text:tab/>r2<text:tab/>r7</text:p>
      <text:p text:style-name="P4"><text:tab/>blt<text:tab/>exit</text:p>
      <text:p text:style-name="P4"><text:tab/>lsl<text:tab/>r8<text:tab/>r1<text:tab/><text:span text:style-name="T7">#3</text:span></text:p>
      <text:p text:style-name="P4"><text:tab/>add<text:tab/>r1<text:tab/>r1<text:tab/>#1</text:p>
      <text:p text:style-name="P4"><text:tab/>ldr<text:tab/>r8<text:tab/>[r8,<text:span text:style-name="T6"> </text:span><text:span text:style-name="T8">#160</text:span>]</text:p>
      <text:p text:style-name="P4"><text:tab/>cmp<text:tab/><text:span text:style-name="T4">r8</text:span><text:tab/>#10</text:p>
      <text:p text:style-name="P4"><text:tab/>bge<text:tab/><text:span text:style-name="T4">else</text:span></text:p>
      <text:p text:style-name="P4"><text:tab/>add<text:tab/>r3<text:tab/><text:span text:style-name="T5">r5</text:span><text:tab/>#2</text:p>
      <text:p text:style-name="P4"><text:tab/>b<text:tab/>skip</text:p>
      <text:p text:style-name="P4">else<text:tab/>sub<text:tab/>r3<text:tab/><text:span text:style-name="T5">r6<text:tab/>r1</text:span></text:p>
      <text:p text:style-name="P4">skip<text:tab/>add<text:tab/>r2<text:tab/>r2<text:tab/><text:span text:style-name="T5">#-1</text:span></text:p>
      <text:p text:style-name="P4"><text:tab/>b<text:tab/>loop</text:p>
      <text:p text:style-name="P4">exit</text:p>
      <text:p text:style-name="P4"/>
      <text:p text:style-name="P5">3.</text:p>
      <table:table table:name="prob3_1" table:style-name="prob3_5f_1">
        <table:table-column table:style-name="prob3_5f_1.A"/>
        <table:table-column table:style-name="prob3_5f_1.B"/>
        <table:table-column table:style-name="prob3_5f_1.C" table:number-columns-repeated="2"/>
        <table:table-row>
          <table:table-cell table:style-name="prob3_5f_1.A1" office:value-type="string">
            <text:p text:style-name="P24">Variable</text:p>
          </table:table-cell>
          <table:table-cell table:style-name="prob3_5f_1.A1" office:value-type="string">
            <text:p text:style-name="P24">Location</text:p>
          </table:table-cell>
          <table:table-cell table:style-name="prob3_5f_1.A1" office:value-type="string">
            <text:p text:style-name="P24">Variable</text:p>
          </table:table-cell>
          <table:table-cell table:style-name="prob3_5f_1.D1" office:value-type="string">
            <text:p text:style-name="P24">Location</text:p>
          </table:table-cell>
        </table:table-row>
        <table:table-row>
          <table:table-cell table:style-name="prob3_5f_1.A2" office:value-type="string">
            <text:p text:style-name="P24">aaron</text:p>
          </table:table-cell>
          <table:table-cell table:style-name="prob3_5f_1.A2" office:value-type="string">
            <text:p text:style-name="P24">static</text:p>
          </table:table-cell>
          <table:table-cell table:style-name="prob3_5f_1.A2" office:value-type="string">
            <text:p text:style-name="P24">devin</text:p>
          </table:table-cell>
          <table:table-cell table:style-name="prob3_5f_1.D2" office:value-type="string">
            <text:p text:style-name="P24">heap</text:p>
          </table:table-cell>
        </table:table-row>
        <table:table-row>
          <table:table-cell table:style-name="prob3_5f_1.A2" office:value-type="string">
            <text:p text:style-name="P24">wade</text:p>
          </table:table-cell>
          <table:table-cell table:style-name="prob3_5f_1.A2" office:value-type="string">
            <text:p text:style-name="P24">stack</text:p>
          </table:table-cell>
          <table:table-cell table:style-name="prob3_5f_1.A2" office:value-type="string">
            <text:p text:style-name="P24">nathan</text:p>
          </table:table-cell>
          <table:table-cell table:style-name="prob3_5f_1.D2" office:value-type="string">
            <text:p text:style-name="P24">stack</text:p>
          </table:table-cell>
        </table:table-row>
        <table:table-row>
          <table:table-cell table:style-name="prob3_5f_1.A2" office:value-type="string">
            <text:p text:style-name="Table_20_Contents">*<text:span text:style-name="T10">asher</text:span></text:p>
          </table:table-cell>
          <table:table-cell table:style-name="prob3_5f_1.A2" office:value-type="string">
            <text:p text:style-name="P24">stack</text:p>
          </table:table-cell>
          <table:table-cell table:style-name="prob3_5f_1.A2" office:value-type="string">
            <text:p text:style-name="P24">matt</text:p>
          </table:table-cell>
          <table:table-cell table:style-name="prob3_5f_1.D2" office:value-type="string">
            <text:p text:style-name="P24">static</text:p>
          </table:table-cell>
        </table:table-row>
        <table:table-row>
          <table:table-cell table:style-name="prob3_5f_1.A2" office:value-type="string">
            <text:p text:style-name="Table_20_Contents">*<text:span text:style-name="T10">devin</text:span></text:p>
          </table:table-cell>
          <table:table-cell table:style-name="prob3_5f_1.A2" office:value-type="string">
            <text:p text:style-name="P24">stack</text:p>
          </table:table-cell>
          <table:table-cell table:style-name="prob3_5f_1.A2" office:value-type="string">
            <text:p text:style-name="P24">batu</text:p>
          </table:table-cell>
          <table:table-cell table:style-name="prob3_5f_1.D2" office:value-type="string">
            <text:p text:style-name="P24">stack</text:p>
          </table:table-cell>
        </table:table-row>
      </table:table>
      <text:p text:style-name="P5"/>
      <text:p text:style-name="P6">4.</text:p>
      <text:p text:style-name="P17">a. Caller-saved</text:p>
      <text:p text:style-name="P17"><text:tab/>Placeholder 1: NIL</text:p>
      <text:p text:style-name="P17"><text:tab/>Placeholder 2: NIL</text:p>
      <text:p text:style-name="P17"><text:tab/>Placeholder 3: save r1, r2, r4</text:p>
      <text:p text:style-name="P17"><text:tab/>Placeholder 4: restore r1, r2, r4</text:p>
      <text:p text:style-name="P17"><text:tab/>Placeholder 5: NIL</text:p>
      <text:p text:style-name="P17"><text:tab/>Placeholder 6: NIL</text:p>
      <text:p text:style-name="P17">b. <text:span text:style-name="T18">Callee</text:span>-saved</text:p>
      <text:p text:style-name="P17"><text:tab/>Placeholder 1: <text:span text:style-name="T19">save r1, r4, r7</text:span></text:p>
      <text:p text:style-name="P17"><text:tab/>Placeholder 2: <text:span text:style-name="T19">restore r1, r4, r7</text:span></text:p>
      <text:p text:style-name="P17"><text:tab/>Placeholder 3: <text:span text:style-name="T19">NIL</text:span></text:p>
      <text:p text:style-name="P17"><text:tab/>Placeholder 4: <text:span text:style-name="T19">NIL</text:span></text:p>
      <text:p text:style-name="P17"><text:tab/>Placeholder 5: <text:span text:style-name="T19">save r2, r3</text:span></text:p>
      <text:p text:style-name="P17"><text:tab/>Placeholder 6: <text:span text:style-name="T19">restore r2, r3</text:span></text:p>
      <text:p text:style-name="P17"><text:soft-page-break/>c. <text:span text:style-name="T20">Caller-saved: r1, r3, r7<text:tab/>Callee-saved: r2, r4</text:span></text:p>
      <text:p text:style-name="P18"><text:tab/>Placeholder 1: <text:span text:style-name="T19">save r4</text:span></text:p>
      <text:p text:style-name="P18"><text:tab/>Placeholder 2: <text:span text:style-name="T19">restore r4</text:span></text:p>
      <text:p text:style-name="P17"><text:tab/>Placeholder 3: save r1</text:p>
      <text:p text:style-name="P17"><text:tab/>Placeholder 4: restore r1</text:p>
      <text:p text:style-name="P18"><text:tab/>Placeholder 5: <text:span text:style-name="T19">save r2</text:span></text:p>
      <text:p text:style-name="P18"><text:tab/>Placeholder 6: <text:span text:style-name="T19">restore r2</text:span></text:p>
      <text:p text:style-name="P6"/>
      <text:p text:style-name="P9">5.</text:p>
      <text:p text:style-name="P7">a. 6.75 to <text:span text:style-name="T15">binary</text:span> IEEE</text:p>
      <text:p text:style-name="P7"><text:tab/>110.11</text:p>
      <text:p text:style-name="P7"><text:tab/>1.1011</text:p>
      <text:p text:style-name="P7"><text:tab/>0 <text:s text:c="2"/>10000001 <text:s text:c="2"/>10110000000000000000000</text:p>
      <text:p text:style-name="P7"><text:tab/>Sign bit: 0</text:p>
      <text:p text:style-name="P8"><text:tab/>Exponent: 10000001</text:p>
      <text:p text:style-name="P8"><text:tab/>Mantissa: 10110000000000000000000</text:p>
      <text:p text:style-name="P7"><text:tab/>Final: <text:span text:style-name="T12">01000000110110000000000000000000</text:span></text:p>
      <text:p text:style-name="P10">b. 0100 0001 0010 0000 0000 0000 0000 0000 to decimal IEEE</text:p>
      <text:p text:style-name="P10"><text:tab/>0 <text:s text:c="2"/>10000010 <text:s text:c="2"/>01000000000000000000000</text:p>
      <text:p text:style-name="P10"><text:tab/><text:span text:style-name="T16">Sign bit: 0</text:span></text:p>
      <text:p text:style-name="P10"><text:tab/><text:span text:style-name="T16">Exponent: 10000010</text:span></text:p>
      <text:p text:style-name="P11"><text:tab/><text:span text:style-name="T16">Mantissa: </text:span>01000000000000000000000</text:p>
      <text:p text:style-name="P11"><text:tab/><text:span text:style-name="T17">1.01000</text:span></text:p>
      <text:p text:style-name="P11"><text:tab/><text:span text:style-name="T17">1010.00</text:span></text:p>
      <text:p text:style-name="P11"><text:tab/><text:span text:style-name="T17">Final: </text:span><text:span text:style-name="T13">10</text:span></text:p>
      <text:p text:style-name="P12">c. <text:span text:style-name="T21">Adding a and b together</text:span></text:p>
      <text:p text:style-name="P13"><text:tab/><text:span text:style-name="T21">Mantissa (a): 10110000000000000000000</text:span></text:p>
      <text:p text:style-name="P13"><text:tab/><text:span text:style-name="T21">Mantissa (b): 01000000000000000000000</text:span></text:p>
      <text:p text:style-name="P14"><text:tab/><text:span text:style-name="T22">Exponent (a): 10000001</text:span></text:p>
      <text:p text:style-name="P14"><text:tab/><text:span text:style-name="T22">Exponent (b): 10000010</text:span></text:p>
      <text:p text:style-name="P14"><text:tab/><text:span text:style-name="T23">Exponents are unequal – therefore shift mantissa (smaller number is a)</text:span></text:p>
      <text:p text:style-name="P15"><text:tab/><text:span text:style-name="T23">New Mantissa (a): 0.11011000000000000000000</text:span></text:p>
      <text:p text:style-name="P15"><text:tab/><text:span text:style-name="T23">New Mantissa (b): 1.01000000000000000000000</text:span></text:p>
      <text:p text:style-name="P15"><text:tab/><text:span text:style-name="T25">Added Mantissas: <text:s/>10.00011</text:span></text:p>
      <text:p text:style-name="P15"><text:tab/><text:span text:style-name="T25">Final Mantissa: 00001100000000000000000</text:span></text:p>
      <text:p text:style-name="P15"><text:tab/><text:span text:style-name="T25">Exponent: 10000011</text:span></text:p>
      <text:p text:style-name="P15"><text:tab/><text:span text:style-name="T26">Sign bit: 0</text:span></text:p>
      <text:p text:style-name="P16"><text:tab/><text:span text:style-name="T14">01000001100001100000000000000000</text:span></text:p>
      <text:p text:style-name="P15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eb5ef" officeooo:paragraph-rsid="000eb5ef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EECS 370<text:tab/>HW #2<text:tab/>Michael Ray (mjray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4T13:17:06.248023687</meta:creation-date>
    <meta:generator>LibreOffice/4.2.7.2$Linux_X86_64 LibreOffice_project/420m0$Build-2</meta:generator>
    <dc:date>2015-02-05T15:07:34.008950441</dc:date>
    <meta:editing-duration>PT23H23M26S</meta:editing-duration>
    <meta:editing-cycles>29</meta:editing-cycles>
    <meta:document-statistic meta:table-count="3" meta:image-count="0" meta:object-count="0" meta:page-count="3" meta:paragraph-count="202" meta:word-count="391" meta:character-count="2239" meta:non-whitespace-character-count="1976"/>
  </office:meta>
</office:document-meta>
</file>